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74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style:font-name="ＭＳ Ｐゴシック" fo:font-size="11pt" style:font-name-asian="ＭＳ Ｐゴシック" style:font-size-asian="11pt" style:font-name-complex="TakaoPGothic" style:font-size-complex="11pt"/>
    </style:style>
    <style:style style:name="ce2" style:family="table-cell" style:parent-style-name="Default" style:data-style-name="N11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Work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 table:number-rows-repeated="10">
          <table:table-cell table:number-columns-repeated="3"/>
        </table:table-row>
        <table:table-row table:style-name="ro2">
          <table:table-cell/>
          <table:table-cell table:style-name="ce1" table:formula="of:=MONTH([.B14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(曜日)</text:p>
          </table:table-cell>
        </table:table-row>
        <table:table-row table:style-name="ro4">
          <table:table-cell/>
          <table:table-cell table:style-name="ce2" office:value-type="date" office:date-value="2014-11-01" calcext:value-type="date">
            <text:p>1</text:p>
          </table:table-cell>
          <table:table-cell table:style-name="ce4" table:formula="of:=WEEKDAY([.B14])" office:value-type="date" office:date-value="1900-01-06" calcext:value-type="date">
            <text:p>土</text:p>
          </table:table-cell>
        </table:table-row>
        <table:table-row table:style-name="ro1">
          <table:table-cell/>
          <table:table-cell table:style-name="ce2" table:formula="of:=[.B14]+1" office:value-type="date" office:date-value="2014-11-02" calcext:value-type="date">
            <text:p>2</text:p>
          </table:table-cell>
          <table:table-cell table:style-name="ce4" table:formula="of:=WEEKDAY([.B15])" office:value-type="date" office:date-value="1899-12-31" calcext:value-type="date">
            <text:p>日</text:p>
          </table:table-cell>
        </table:table-row>
        <table:table-row table:style-name="ro1">
          <table:table-cell/>
          <table:table-cell table:style-name="ce2" table:formula="of:=[.B15]+1" office:value-type="date" office:date-value="2014-11-03" calcext:value-type="date">
            <text:p>3</text:p>
          </table:table-cell>
          <table:table-cell table:style-name="ce4" table:formula="of:=WEEKDAY([.B16])" office:value-type="date" office:date-value="1900-01-01" calcext:value-type="date">
            <text:p>月</text:p>
          </table:table-cell>
        </table:table-row>
        <table:table-row table:style-name="ro1">
          <table:table-cell/>
          <table:table-cell table:style-name="ce2" table:formula="of:=[.B16]+1" office:value-type="date" office:date-value="2014-11-04" calcext:value-type="date">
            <text:p>4</text:p>
          </table:table-cell>
          <table:table-cell table:style-name="ce4" table:formula="of:=WEEKDAY([.B17])" office:value-type="date" office:date-value="1900-01-02" calcext:value-type="date">
            <text:p>火</text:p>
          </table:table-cell>
        </table:table-row>
        <table:table-row table:style-name="ro1">
          <table:table-cell/>
          <table:table-cell table:style-name="ce2" table:formula="of:=[.B17]+1" office:value-type="date" office:date-value="2014-11-05" calcext:value-type="date">
            <text:p>5</text:p>
          </table:table-cell>
          <table:table-cell table:style-name="ce4" table:formula="of:=WEEKDAY([.B18])" office:value-type="date" office:date-value="1900-01-03" calcext:value-type="date">
            <text:p>水</text:p>
          </table:table-cell>
        </table:table-row>
        <table:table-row table:style-name="ro1">
          <table:table-cell/>
          <table:table-cell table:style-name="ce2" table:formula="of:=[.B18]+1" office:value-type="date" office:date-value="2014-11-06" calcext:value-type="date">
            <text:p>6</text:p>
          </table:table-cell>
          <table:table-cell table:style-name="ce4" table:formula="of:=WEEKDAY([.B19])" office:value-type="date" office:date-value="1900-01-04" calcext:value-type="date">
            <text:p>木</text:p>
          </table:table-cell>
        </table:table-row>
        <table:table-row table:style-name="ro1">
          <table:table-cell/>
          <table:table-cell table:style-name="ce2" table:formula="of:=[.B19]+1" office:value-type="date" office:date-value="2014-11-07" calcext:value-type="date">
            <text:p>7</text:p>
          </table:table-cell>
          <table:table-cell table:style-name="ce4" table:formula="of:=WEEKDAY([.B20])" office:value-type="date" office:date-value="1900-01-05" calcext:value-type="date">
            <text:p>金</text:p>
          </table:table-cell>
        </table:table-row>
        <table:table-row table:style-name="ro1">
          <table:table-cell/>
          <table:table-cell table:style-name="ce2" table:formula="of:=[.B20]+1" office:value-type="date" office:date-value="2014-11-08" calcext:value-type="date">
            <text:p>8</text:p>
          </table:table-cell>
          <table:table-cell table:style-name="ce4" table:formula="of:=WEEKDAY([.B21])" office:value-type="date" office:date-value="1900-01-06" calcext:value-type="date">
            <text:p>土</text:p>
          </table:table-cell>
        </table:table-row>
        <table:table-row table:style-name="ro1">
          <table:table-cell/>
          <table:table-cell table:style-name="ce2" table:formula="of:=[.B21]+1" office:value-type="date" office:date-value="2014-11-09" calcext:value-type="date">
            <text:p>9</text:p>
          </table:table-cell>
          <table:table-cell table:style-name="ce4" table:formula="of:=WEEKDAY([.B22])" office:value-type="date" office:date-value="1899-12-31" calcext:value-type="date">
            <text:p>日</text:p>
          </table:table-cell>
        </table:table-row>
        <table:table-row table:style-name="ro1">
          <table:table-cell/>
          <table:table-cell table:style-name="ce2" table:formula="of:=[.B22]+1" office:value-type="date" office:date-value="2014-11-10" calcext:value-type="date">
            <text:p>10</text:p>
          </table:table-cell>
          <table:table-cell table:style-name="ce4" table:formula="of:=WEEKDAY([.B23])" office:value-type="date" office:date-value="1900-01-01" calcext:value-type="date">
            <text:p>月</text:p>
          </table:table-cell>
        </table:table-row>
        <table:table-row table:style-name="ro1">
          <table:table-cell/>
          <table:table-cell table:style-name="ce2" table:formula="of:=[.B23]+1" office:value-type="date" office:date-value="2014-11-11" calcext:value-type="date">
            <text:p>11</text:p>
          </table:table-cell>
          <table:table-cell table:style-name="ce4" table:formula="of:=WEEKDAY([.B24])" office:value-type="date" office:date-value="1900-01-02" calcext:value-type="date">
            <text:p>火</text:p>
          </table:table-cell>
        </table:table-row>
        <table:table-row table:style-name="ro1">
          <table:table-cell/>
          <table:table-cell table:style-name="ce2" table:formula="of:=[.B24]+1" office:value-type="date" office:date-value="2014-11-12" calcext:value-type="date">
            <text:p>12</text:p>
          </table:table-cell>
          <table:table-cell table:style-name="ce4" table:formula="of:=WEEKDAY([.B25])" office:value-type="date" office:date-value="1900-01-03" calcext:value-type="date">
            <text:p>水</text:p>
          </table:table-cell>
        </table:table-row>
        <table:table-row table:style-name="ro1">
          <table:table-cell/>
          <table:table-cell table:style-name="ce2" table:formula="of:=[.B25]+1" office:value-type="date" office:date-value="2014-11-13" calcext:value-type="date">
            <text:p>13</text:p>
          </table:table-cell>
          <table:table-cell table:style-name="ce4" table:formula="of:=WEEKDAY([.B26])" office:value-type="date" office:date-value="1900-01-04" calcext:value-type="date">
            <text:p>木</text:p>
          </table:table-cell>
        </table:table-row>
        <table:table-row table:style-name="ro1">
          <table:table-cell/>
          <table:table-cell table:style-name="ce2" table:formula="of:=[.B26]+1" office:value-type="date" office:date-value="2014-11-14" calcext:value-type="date">
            <text:p>14</text:p>
          </table:table-cell>
          <table:table-cell table:style-name="ce4" table:formula="of:=WEEKDAY([.B27])" office:value-type="date" office:date-value="1900-01-05" calcext:value-type="date">
            <text:p>金</text:p>
          </table:table-cell>
        </table:table-row>
        <table:table-row table:style-name="ro1">
          <table:table-cell/>
          <table:table-cell table:style-name="ce2" table:formula="of:=[.B27]+1" office:value-type="date" office:date-value="2014-11-15" calcext:value-type="date">
            <text:p>15</text:p>
          </table:table-cell>
          <table:table-cell table:style-name="ce4" table:formula="of:=WEEKDAY([.B28])" office:value-type="date" office:date-value="1900-01-06" calcext:value-type="date">
            <text:p>土</text:p>
          </table:table-cell>
        </table:table-row>
        <table:table-row table:style-name="ro1">
          <table:table-cell/>
          <table:table-cell table:style-name="ce2" table:formula="of:=[.B28]+1" office:value-type="date" office:date-value="2014-11-16" calcext:value-type="date">
            <text:p>16</text:p>
          </table:table-cell>
          <table:table-cell table:style-name="ce4" table:formula="of:=WEEKDAY([.B29])" office:value-type="date" office:date-value="1899-12-31" calcext:value-type="date">
            <text:p>日</text:p>
          </table:table-cell>
        </table:table-row>
        <table:table-row table:style-name="ro1">
          <table:table-cell/>
          <table:table-cell table:style-name="ce2" table:formula="of:=[.B29]+1" office:value-type="date" office:date-value="2014-11-17" calcext:value-type="date">
            <text:p>17</text:p>
          </table:table-cell>
          <table:table-cell table:style-name="ce4" table:formula="of:=WEEKDAY([.B30])" office:value-type="date" office:date-value="1900-01-01" calcext:value-type="date">
            <text:p>月</text:p>
          </table:table-cell>
        </table:table-row>
        <table:table-row table:style-name="ro1">
          <table:table-cell/>
          <table:table-cell table:style-name="ce2" table:formula="of:=[.B30]+1" office:value-type="date" office:date-value="2014-11-18" calcext:value-type="date">
            <text:p>18</text:p>
          </table:table-cell>
          <table:table-cell table:style-name="ce4" table:formula="of:=WEEKDAY([.B31])" office:value-type="date" office:date-value="1900-01-02" calcext:value-type="date">
            <text:p>火</text:p>
          </table:table-cell>
        </table:table-row>
        <table:table-row table:style-name="ro1">
          <table:table-cell/>
          <table:table-cell table:style-name="ce2" table:formula="of:=[.B31]+1" office:value-type="date" office:date-value="2014-11-19" calcext:value-type="date">
            <text:p>19</text:p>
          </table:table-cell>
          <table:table-cell table:style-name="ce4" table:formula="of:=WEEKDAY([.B32])" office:value-type="date" office:date-value="1900-01-03" calcext:value-type="date">
            <text:p>水</text:p>
          </table:table-cell>
        </table:table-row>
        <table:table-row table:style-name="ro1">
          <table:table-cell/>
          <table:table-cell table:style-name="ce2" table:formula="of:=[.B32]+1" office:value-type="date" office:date-value="2014-11-20" calcext:value-type="date">
            <text:p>20</text:p>
          </table:table-cell>
          <table:table-cell table:style-name="ce4" table:formula="of:=WEEKDAY([.B33])" office:value-type="date" office:date-value="1900-01-04" calcext:value-type="date">
            <text:p>木</text:p>
          </table:table-cell>
        </table:table-row>
        <table:table-row table:style-name="ro1">
          <table:table-cell/>
          <table:table-cell table:style-name="ce2" table:formula="of:=[.B33]+1" office:value-type="date" office:date-value="2014-11-21" calcext:value-type="date">
            <text:p>21</text:p>
          </table:table-cell>
          <table:table-cell table:style-name="ce4" table:formula="of:=WEEKDAY([.B34])" office:value-type="date" office:date-value="1900-01-05" calcext:value-type="date">
            <text:p>金</text:p>
          </table:table-cell>
        </table:table-row>
        <table:table-row table:style-name="ro1">
          <table:table-cell/>
          <table:table-cell table:style-name="ce2" table:formula="of:=[.B34]+1" office:value-type="date" office:date-value="2014-11-22" calcext:value-type="date">
            <text:p>22</text:p>
          </table:table-cell>
          <table:table-cell table:style-name="ce4" table:formula="of:=WEEKDAY([.B35])" office:value-type="date" office:date-value="1900-01-06" calcext:value-type="date">
            <text:p>土</text:p>
          </table:table-cell>
        </table:table-row>
        <table:table-row table:style-name="ro1">
          <table:table-cell/>
          <table:table-cell table:style-name="ce2" table:formula="of:=[.B35]+1" office:value-type="date" office:date-value="2014-11-23" calcext:value-type="date">
            <text:p>23</text:p>
          </table:table-cell>
          <table:table-cell table:style-name="ce4" table:formula="of:=WEEKDAY([.B36])" office:value-type="date" office:date-value="1899-12-31" calcext:value-type="date">
            <text:p>日</text:p>
          </table:table-cell>
        </table:table-row>
        <table:table-row table:style-name="ro1">
          <table:table-cell/>
          <table:table-cell table:style-name="ce2" table:formula="of:=[.B36]+1" office:value-type="date" office:date-value="2014-11-24" calcext:value-type="date">
            <text:p>24</text:p>
          </table:table-cell>
          <table:table-cell table:style-name="ce4" table:formula="of:=WEEKDAY([.B37])" office:value-type="date" office:date-value="1900-01-01" calcext:value-type="date">
            <text:p>月</text:p>
          </table:table-cell>
        </table:table-row>
        <table:table-row table:style-name="ro1">
          <table:table-cell/>
          <table:table-cell table:style-name="ce2" table:formula="of:=[.B37]+1" office:value-type="date" office:date-value="2014-11-25" calcext:value-type="date">
            <text:p>25</text:p>
          </table:table-cell>
          <table:table-cell table:style-name="ce4" table:formula="of:=WEEKDAY([.B38])" office:value-type="date" office:date-value="1900-01-02" calcext:value-type="date">
            <text:p>火</text:p>
          </table:table-cell>
        </table:table-row>
        <table:table-row table:style-name="ro1">
          <table:table-cell/>
          <table:table-cell table:style-name="ce2" table:formula="of:=[.B38]+1" office:value-type="date" office:date-value="2014-11-26" calcext:value-type="date">
            <text:p>26</text:p>
          </table:table-cell>
          <table:table-cell table:style-name="ce4" table:formula="of:=WEEKDAY([.B39])" office:value-type="date" office:date-value="1900-01-03" calcext:value-type="date">
            <text:p>水</text:p>
          </table:table-cell>
        </table:table-row>
        <table:table-row table:style-name="ro1">
          <table:table-cell/>
          <table:table-cell table:style-name="ce2" table:formula="of:=[.B39]+1" office:value-type="date" office:date-value="2014-11-27" calcext:value-type="date">
            <text:p>27</text:p>
          </table:table-cell>
          <table:table-cell table:style-name="ce4" table:formula="of:=WEEKDAY([.B40])" office:value-type="date" office:date-value="1900-01-04" calcext:value-type="date">
            <text:p>木</text:p>
          </table:table-cell>
        </table:table-row>
        <table:table-row table:style-name="ro1">
          <table:table-cell/>
          <table:table-cell table:style-name="ce2" table:formula="of:=[.B40]+1" office:value-type="date" office:date-value="2014-11-28" calcext:value-type="date">
            <text:p>28</text:p>
          </table:table-cell>
          <table:table-cell table:style-name="ce4" table:formula="of:=WEEKDAY([.B41])" office:value-type="date" office:date-value="1900-01-05" calcext:value-type="date">
            <text:p>金</text:p>
          </table:table-cell>
        </table:table-row>
        <table:table-row table:style-name="ro1">
          <table:table-cell/>
          <table:table-cell table:style-name="ce2" table:formula="of:=IF(OR([.B$11]=2);&quot;&quot;;[.B41]+1)" office:value-type="date" office:date-value="2014-11-29" calcext:value-type="date">
            <text:p>29</text:p>
          </table:table-cell>
          <table:table-cell table:style-name="ce4" table:formula="of:=IF([.B42]=&quot;&quot;;&quot;&quot;;WEEKDAY([.B42]))" office:value-type="date" office:date-value="1900-01-06" calcext:value-type="date">
            <text:p>土</text:p>
          </table:table-cell>
        </table:table-row>
        <table:table-row table:style-name="ro1">
          <table:table-cell/>
          <table:table-cell table:style-name="ce2" table:formula="of:=IF(OR([.B$11]=2);&quot;&quot;;[.B42]+1)" office:value-type="date" office:date-value="2014-11-30" calcext:value-type="date">
            <text:p>30</text:p>
          </table:table-cell>
          <table:table-cell table:style-name="ce4" table:formula="of:=IF([.B43]=&quot;&quot;;&quot;&quot;;WEEKDAY([.B43]))" office:value-type="date" office:date-value="1899-12-31" calcext:value-type="date">
            <text:p>日</text:p>
          </table:table-cell>
        </table:table-row>
        <table:table-row table:style-name="ro1">
          <table:table-cell/>
          <table:table-cell table:style-name="ce2" table:formula="of:=IF(OR([.B$11]=2;[.B$11]=4;[.B$11]=6;[.B$11]=9;[.B$11]=11);&quot;&quot;;[.B43]+1)">
            <text:p/>
          </table:table-cell>
          <table:table-cell table:style-name="ce4" table:formula="of:=IF([.B44]=&quot;&quot;;&quot;&quot;;WEEKDAY([.B44]))">
            <text:p/>
          </table:table-cell>
        </table:table-row>
        <table:table-row table:style-name="ro1" table:number-rows-repeated="61">
          <table:table-cell/>
          <table:table-cell table:style-name="ce2"/>
          <table:table-cell/>
        </table:table-row>
        <table:table-row table:style-name="ro1" table:number-rows-repeated="10484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day/>
    </number:date-style>
    <number:date-style style:name="N112">
      <number:day-of-week number:calendar="gengou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3:12:32.953632738</meta:creation-date>
    <dc:date>2016-09-23T23:25:12.512494120</dc:date>
    <meta:editing-duration>PT2M39S</meta:editing-duration>
    <meta:editing-cycles>1</meta:editing-cycles>
    <meta:generator>LibreOffice/5.1.4.2$Linux_X86_64 LibreOffice_project/10m0$Build-2</meta:generator>
    <meta:document-statistic meta:table-count="1" meta:cell-count="65" meta:object-count="0"/>
  </office:meta>
</office:document-meta>
</file>